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80000030BC39CED2761C9467C.png" manifest:media-type="image/png"/>
  <manifest:file-entry manifest:full-path="Pictures/10000001000005F80000030B824FB9E872CA27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x="-2cm" svg:y="0.482cm" svg:width="21.001cm" svg:height="10.705cm" draw:z-index="0"><draw:image xlink:href="Pictures/10000001000005F80000030B824FB9E872CA27C9.png" xlink:type="simple" xlink:show="embed" xlink:actuate="onLoad" draw:mime-type="image/png"/></draw:frame><draw:frame draw:style-name="fr1" draw:name="Imagen2" text:anchor-type="char" svg:x="-2cm" svg:y="13.73cm" svg:width="20.999cm" svg:height="10.705cm" draw:z-index="1"><draw:image xlink:href="Pictures/10000001000005F80000030BC39CED2761C946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53:53.275469308</meta:creation-date>
    <dc:date>2022-10-13T09:00:19.951434005</dc:date>
    <meta:editing-duration>PT2M1S</meta:editing-duration>
    <meta:editing-cycles>2</meta:editing-cycles>
    <meta:generator>LibreOffice/7.3.6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